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officeooo:rsid="00060383" officeooo:paragraph-rsid="00060383" style:font-size-asian="8pt" style:font-size-complex="8pt"/>
    </style:style>
    <style:style style:name="P2" style:family="paragraph" style:parent-style-name="Standard">
      <style:text-properties style:font-name="Ubuntu Mono" fo:font-size="8pt" officeooo:rsid="00060383" officeooo:paragraph-rsid="0009e090" style:font-size-asian="8pt" style:font-size-complex="8pt"/>
    </style:style>
    <style:style style:name="P3" style:family="paragraph" style:parent-style-name="Standard">
      <style:text-properties style:font-name="Ubuntu Mono" fo:font-size="8pt" officeooo:rsid="00060383" officeooo:paragraph-rsid="000ada8c" style:font-size-asian="8pt" style:font-size-complex="8pt"/>
    </style:style>
    <style:style style:name="P4" style:family="paragraph" style:parent-style-name="Standard">
      <style:text-properties style:font-name="Ubuntu Mono" fo:font-size="8pt" officeooo:rsid="00060383" officeooo:paragraph-rsid="000cd101" style:font-size-asian="8pt" style:font-size-complex="8pt"/>
    </style:style>
    <style:style style:name="T1" style:family="text">
      <style:text-properties fo:background-color="#00ae00" loext:char-shading-value="0"/>
    </style:style>
    <style:style style:name="T2" style:family="text">
      <style:text-properties style:font-name="Ubuntu Mono" fo:font-size="8pt" officeooo:rsid="00060383" style:font-size-asian="8pt" style:font-size-complex="8pt"/>
    </style:style>
    <style:style style:name="T3" style:family="text">
      <style:text-properties officeooo:rsid="000702dd"/>
    </style:style>
    <style:style style:name="T4" style:family="text">
      <style:text-properties officeooo:rsid="000793c9"/>
    </style:style>
    <style:style style:name="T5" style:family="text">
      <style:text-properties officeooo:rsid="00090c71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#008000" loext:char-shading-value="0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#00ae00" loext:char-shading-value="0"/>
    </style:style>
    <style:style style:name="T10" style:family="text">
      <style:text-properties officeooo:rsid="0009e090"/>
    </style:style>
    <style:style style:name="T11" style:family="text">
      <style:text-properties officeooo:rsid="000a7f7d"/>
    </style:style>
    <style:style style:name="T12" style:family="text">
      <style:text-properties officeooo:rsid="000ada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s: </text:p>
      <text:p text:style-name="P1"><text:s text:c="4"/>Socket<text:span text:style-name="T5">Req, SocketInd</text:span> : <text:span text:style-name="T3">socketI</text:span>d (to reach applications via dispatcher)</text:p>
      <text:p text:style-name="P1"><text:s text:c="4"/>Dispatch<text:span text:style-name="T5">Req, DispatchInd</text:span> : <text:span text:style-name="T3">protocolI</text:span>d (artificial id to reach specific protocols via dispatcher)</text:p>
      <text:p text:style-name="P2"/>
      <text:p text:style-name="P4"><text:s text:c="4"/><text:span text:style-name="T12">PortReq?, PortInd?: srcPort, destPort?</text:span></text:p>
      <text:p text:style-name="P4"><text:span text:style-name="T2"/></text:p>
      <text:p text:style-name="P4"><text:s text:c="4"/><text:span text:style-name="T10">L3</text:span>Address<text:span text:style-name="T5">Req, L3AddressInd</text:span> : src<text:span text:style-name="T10">Address</text:span>, dest<text:span text:style-name="T10">Address</text:span></text:p>
      <text:p text:style-name="P3"><text:s text:c="4"/><text:span text:style-name="T3">HopLimitReq, HopLimitInd: hopLimit</text:span></text:p>
      <text:p text:style-name="P3"><text:s text:c="4"/>Qos<text:span text:style-name="T10">Req, QosInd</text:span>: <text:span text:style-name="T3">userPriority</text:span></text:p>
      <text:p text:style-name="P3"><text:s text:c="4"/><text:span text:style-name="T10">DscpReq, DscpInd: </text:span>diffServCodePoint</text:p>
      <text:p text:style-name="P3"><text:s text:c="4"/><text:span text:style-name="T10">NextHopReq</text:span> : nextHop</text:p>
      <text:p text:style-name="P3"><text:span text:style-name="T2"/></text:p>
      <text:p text:style-name="P3"><text:s text:c="4"/><text:span text:style-name="T10">L2</text:span>Address<text:span text:style-name="T10">Req, L2AddressInd</text:span> : src<text:span text:style-name="T10">Address</text:span>, dest<text:span text:style-name="T10">Address</text:span></text:p>
      <text:p text:style-name="P2"><text:s text:c="4"/><text:span text:style-name="T11">SapReq, SapInd: srcSap, destSap</text:span></text:p>
      <text:p text:style-name="P3"><text:s text:c="4"/>Interface<text:span text:style-name="T5">Req, InterfaceInd</text:span> : <text:span text:style-name="T3">interfaceI</text:span>d (to reach interfaces via dispatcher)</text:p>
      <text:p text:style-name="P3"/>
      <text:p text:style-name="P2"><text:s text:c="4"/><text:span text:style-name="T4">SignalPowerReq, SignalPowerInd</text:span>: powe<text:span text:style-name="T5">r</text:span></text:p>
      <text:p text:style-name="P1"/>
      <text:p text:style-name="P1">physical layer:</text:p>
      <text:p text:style-name="P1"><text:s text:c="8"/>ConfigureRadioCommand : radioMode, power, bitrate, modulation, carrierFrequency, bandwidth;</text:p>
      <text:p text:style-name="P1"><text:s text:c="8"/>Ieee80211ConfigureRadioCommand : =ConfigureRadioCommand=, opMode, modeSet, mode, band, channel, channelNumber;</text:p>
      <text:p text:style-name="P1"><text:s text:c="8"/>TransmissionRequest : <text:span text:style-name="T7">power</text:span>, bitrate, carrierFrequency, bandwidth;</text:p>
      <text:p text:style-name="P1"><text:s text:c="8"/>ReceptionIndication : bitErrorCount, symbolErrorCount, packetErrorRate, bitErrorRate, symbolErrorRate, <text:span text:style-name="T7">minRSSI</text:span>, minSNIR;</text:p>
      <text:p text:style-name="P1"><text:s text:c="8"/>Ieee80211TransmissionRequest: =TransmissionRequest=, mode, channel, ...</text:p>
      <text:p text:style-name="P1"><text:s text:c="8"/>Ieee80211ReceptionIndication: =ReceptionIndication=, mode, channel, ...</text:p>
      <text:p text:style-name="P1"/>
      <text:p text:style-name="P1">link layer:</text:p>
      <text:p text:style-name="P1"><text:s text:c="8"/>Ieee802Ctrl : <text:span text:style-name="T1">src</text:span>, <text:span text:style-name="T1">dest</text:span>, etherType, <text:span text:style-name="T1">interfaceId</text:span>, switchPort, <text:span text:style-name="T7">userPriority</text:span>, ssap, dsap, pauseUnits;</text:p>
      <text:p text:style-name="P1"><text:s text:c="8"/>Ieee80211PrimRequest : -empty-;</text:p>
      <text:p text:style-name="P1"><text:s text:c="8"/>Ieee80211PrimConfirm : resultCode;</text:p>
      <text:p text:style-name="P1"><text:s text:c="8"/>Ieee80211Prim_ScanRequest : BSSType, BSSID, SSID, activeScan, probeDelay, channelList[], minChannelTime, maxhannelTime;</text:p>
      <text:p text:style-name="P1"><text:s text:c="8"/>SimpleLinkLayerControlInfo : <text:span text:style-name="T1">src</text:span>, <text:span text:style-name="T1">dest</text:span>, <text:span text:style-name="T1">interfaceId</text:span></text:p>
      <text:p text:style-name="P1"><text:s text:c="8"/>IMACProtocolControlInfo</text:p>
      <text:p text:style-name="P1"/>
      <text:p text:style-name="P1">network layer:</text:p>
      <text:p text:style-name="P1"><text:s text:c="8"/>IPv4ControlInfo : <text:span text:style-name="T1">interfaceId</text:span>, <text:span text:style-name="T1">destAddr</text:span>, <text:span text:style-name="T1">srcAddr</text:span>, protocol, <text:span text:style-name="T7">ttl</text:span>, tos, <text:span text:style-name="T7">diffServCodePoint</text:span>, explicitCongestionNotification, multicastLoop, dontFragment;</text:p>
      <text:p text:style-name="P1"><text:s text:c="8"/>IPv6ControlInfo : <text:span text:style-name="T1">interfaceId</text:span>, <text:span text:style-name="T1">destAddr</text:span>, <text:span text:style-name="T1">srcAddr</text:span>, protocol, <text:span text:style-name="T7">hopLimit</text:span>, trafficClass, <text:span text:style-name="T7">diffServCodePoint</text:span>, explicitCongestionNotification, multicastLoop, extensionHeader[];</text:p>
      <text:p text:style-name="P1"><text:s text:c="8"/>IPv6NDControlInfo : <text:span text:style-name="T7">nextHop</text:span>, <text:span text:style-name="T1">interfaceId</text:span>, fromHL;</text:p>
      <text:p text:style-name="P1"><text:s text:c="8"/>GenericNetworkProtocolControlInfo : <text:span text:style-name="T1">interfaceId</text:span>, <text:span text:style-name="T1">destinationAddress</text:span>, <text:span text:style-name="T1">sourceAddress</text:span>, protocol, <text:span text:style-name="T7">hopLimit</text:span>;</text:p>
      <text:p text:style-name="P1"><text:s text:c="8"/>SimpleNetworkProtocolControlInfo : <text:span text:style-name="T1">interfaceId</text:span>, <text:span text:style-name="T1">destinationAddress</text:span>, <text:span text:style-name="T1">sourceAddress</text:span>, protocol, <text:span text:style-name="T7">hopLimit</text:span>;</text:p>
      <text:p text:style-name="P1"><text:s text:c="8"/>INetworkProtocolControlInfo</text:p>
      <text:p text:style-name="P1"/>
      <text:p text:style-name="P1">transport layer:</text:p>
      <text:p text:style-name="P1"><text:s text:c="8"/>TCPCommand : <text:span text:style-name="T7">connId</text:span>, userId;</text:p>
      <text:p text:style-name="P1"><text:s text:c="8"/>TCPConnectInfo : localAddr, remoteAddr, localPort, remotePort; required: TCPCommand</text:p>
      <text:p text:style-name="P1"><text:s text:c="8"/>TCPOpenCommand : localAddr, remoteAddr, localPort, remotePort, fork, dataTransferMode, tcpAlgorithmClass; required: TCPCommand</text:p>
      <text:p text:style-name="P1"><text:s text:c="8"/>TCPSendCommand : -empty-; required: TCPCommand</text:p>
      <text:p text:style-name="P1"><text:s text:c="8"/>TCPStatusInfo <text:s/>: state, stateName, localAddr, remoteAddr, localPort, remotePort, -statusvariables-; required: TCPCommand</text:p>
      <text:p text:style-name="P1"/>
      <text:p text:style-name="P1"><text:s text:c="8"/>UDPBindCommand : localAddr, localPort;</text:p>
      <text:p text:style-name="P1"><text:s text:c="8"/>UDPBlockMulticastSourcesCommand : <text:span text:style-name="T7">sockId</text:span>, <text:span text:style-name="T7">interfaceId</text:span>, multicastAddr, sourceList[];</text:p>
      <text:p text:style-name="P1"><text:s text:c="8"/>UDPCloseCommand : <text:span text:style-name="T1">sockId</text:span>;</text:p>
      <text:p text:style-name="P1"><text:s text:c="8"/>UDPConnectCommand : remoteAddr, remotePort;</text:p>
      <text:p text:style-name="P1"><text:s text:c="8"/>UDPDataIndication : <text:span text:style-name="T1">sockId</text:span>, <text:span text:style-name="T7">srcAddr</text:span>, <text:span text:style-name="T7">destAddr</text:span>, <text:span text:style-name="T7">srcPort</text:span>, <text:span text:style-name="T7">destPort</text:span>, <text:span text:style-name="T7">ttl</text:span>, typeOfService;</text:p>
      <text:p text:style-name="P1"><text:s text:c="8"/>UDPErrorIndication : <text:span text:style-name="T1">sockId</text:span>, <text:span text:style-name="T7">srcAddr</text:span>, <text:span text:style-name="T7">destAddr</text:span>, <text:span text:style-name="T7">srcPort</text:span>, <text:span text:style-name="T7">destPort</text:span>;</text:p>
      <text:p text:style-name="P1"><text:s text:c="8"/>UDPJoinMulticastGroupsCommand : <text:span text:style-name="T1">sockId</text:span>, multicastAddr[], interfaceId[];</text:p>
      <text:p text:style-name="P1"><text:s text:c="8"/>UDPJoinMulticastSourcesCommand: <text:span text:style-name="T1">sockId</text:span>, <text:span text:style-name="T7">interfaceId</text:span>, sourceList[];</text:p>
      <text:p text:style-name="P1"><text:s text:c="8"/>UDPLeaveMulticastGroupsCommand : <text:span text:style-name="T1">sockId</text:span>, multicastAddr[];</text:p>
      <text:p text:style-name="P1"><text:s text:c="8"/>UDPLeaveMulticastSourcesCommand : <text:span text:style-name="T1">sockId</text:span>, <text:span text:style-name="T7">interfaceId</text:span>, multicastAddr, sourceList[];</text:p>
      <text:p text:style-name="P1"><text:s text:c="8"/>UDPSendCommand : <text:span text:style-name="T7">destAddr</text:span>, <text:span text:style-name="T7">destPort</text:span>, <text:span text:style-name="T7">srcAddr</text:span>, <text:span text:style-name="T7">interfaceId</text:span>; !!! TODO interfaceId</text:p>
      <text:p text:style-name="P1"><text:s text:c="8"/>UDPSetBroadcastCommand : <text:span text:style-name="T1">sockId</text:span>, broadcast;</text:p>
      <text:p text:style-name="P1"><text:s text:c="8"/>UDPSetMulticastInterfaceCommand : <text:span text:style-name="T1">sockId</text:span>, <text:span text:style-name="T7">interfaceId</text:span>;</text:p>
      <text:p text:style-name="P1"><text:s text:c="8"/>UDPSetMulticastLoopCommand : <text:span text:style-name="T1">sockId</text:span>, loop;</text:p>
      <text:p text:style-name="P1"><text:s text:c="8"/>UDPSetMulticastSourceFilterCommand : <text:span text:style-name="T1">sockId</text:span>, <text:span text:style-name="T7">interfaceId</text:span>, multicastAddr, filterMode, sourceList[];</text:p>
      <text:p text:style-name="P1"><text:s text:c="8"/>UDPSetReuseAddressCommand : <text:span text:style-name="T1">sockId</text:span>, reuseAddress;</text:p>
      <text:p text:style-name="P1"><text:s text:c="8"/>UDPSetTimeToLiveCommand : <text:span text:style-name="T1">sockId</text:span>, <text:span text:style-name="T7">ttl</text:span>;</text:p>
      <text:p text:style-name="P1"><text:s text:c="8"/>UDPSetTypeOfServiceCommand : <text:span text:style-name="T1">sockId</text:span>, tos;</text:p>
      <text:p text:style-name="P1"><text:s text:c="8"/>UDPSocketIdRequestTag : <text:span text:style-name="T1">sockId</text:span>;</text:p>
      <text:p text:style-name="P1"><text:s text:c="8"/>UDPUnblockMulticastSourcesCommand : <text:span text:style-name="T9">sockId</text:span><text:span text:style-name="T8">,</text:span> <text:span text:style-name="T7">interfaceId</text:span>, multicastAddr, sourceList[];</text:p>
      <text:p text:style-name="P1"/>
      <text:p text:style-name="P1"><text:s text:c="8"/>SCTPCommand : =cPacket=, assocId, sid, numMsgs, ssn, sendUnordered, prValue, localAddr, remoteAddr, localPort, remotePort, gate</text:p>
      <text:p text:style-name="P1"><text:s text:c="8"/>SCTPConnectInfo : =SCTPCommand=, remoteAddresses, status, inboundStreams, outboundStreams;</text:p>
      <text:p text:style-name="P1"><text:s text:c="8"/>SCTPInfo : =SCTPCommand=, text;</text:p>
      <text:p text:style-name="P1"><text:s text:c="8"/>SCTPOpenCommand : =SCTPCommand=, localAddresses, remoteAddr(duplicated?), remoteAddresses, fork, queueClass, sctpAlgorithmClass, uint32 inboundStreams, outboundStreams, streamReset, prMethod, numRequests, messagesToPush;</text:p>
      <text:p text:style-name="P1"><text:s text:c="8"/>SCTPPathInfo : =SCTPCommand=, remoteAddress(?);</text:p>
      <text:p text:style-name="P1"><text:s text:c="8"/>SCTPRcvInfo : =SCTPCommand=, ppid, tsn, cumTsn;</text:p>
      <text:p text:style-name="P1"><text:s text:c="8"/>SCTPResetInfo : =SCTPCommand=, remoteAddr(?), requestType, streams[];</text:p>
      <text:p text:style-name="P1"><text:s text:c="8"/>SCTPSendInfo : =SCTPCommand=, prMethod, last, ppid, primary, sackNow;</text:p>
      <text:p text:style-name="P1"><text:s text:c="8"/>SCTPSendQueueAbated : =SCTPCommand=, bytesAvailable, bytesQueued, bytesLimit, queuedForStream[]</text:p>
      <text:p text:style-name="P1"><text:s text:c="8"/>SCTPStatusInfo : =SCTPCommand=, state, stateName, pathId, active;</text:p>
      <text:p text:style-name="P1"/>
      <text:p text:style-name="P1"><text:s text:c="8"/>RTPCICreateSenderModule : type, ssrc, payloadType, fileName;</text:p>
      <text:p text:style-name="P1"><text:s text:c="8"/>RTPCIEnterSession : type, commonName, profileName, bandwidth, destinationAddress, port;</text:p>
      <text:p text:style-name="P1"><text:s text:c="8"/>RTPCILeaveSession : type;</text:p>
      <text:p text:style-name="P1"><text:s text:c="8"/>RTPCISenderControl : type, ssrc, command, commandParameter1, commandParameter2;</text:p>
      <text:p text:style-name="P1"><text:s text:c="8"/>RTPCISenderModuleCreated : type, ssrc;</text:p>
      <text:p text:style-name="P1"><text:s text:c="8"/>RTPCISenderModuleDeleted : type, ssrc;</text:p>
      <text:p text:style-name="P1"><text:s text:c="8"/>RTPCISenderStatus : type, ssrc, status, timeStamp;</text:p>
      <text:p text:style-name="P1"><text:s text:c="8"/>RTPCISessionEntered : type, ssrc;</text:p>
      <text:p text:style-name="P1"><text:s text:c="8"/>RTPCISessionLeft : typ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32:01.509873846</meta:creation-date>
    <dc:date>2016-04-18T16:48:28.144970360</dc:date>
    <meta:editing-duration>PT28M23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1" meta:paragraph-count="79" meta:word-count="455" meta:character-count="5533" meta:non-whitespace-character-count="4611"/>
  </office:meta>
</office:document-meta>
</file>